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tyle="italic"/>
    </style:style>
    <style:style style:name="P2" style:family="paragraph" style:parent-style-name="Standard">
      <style:text-properties officeooo:paragraph-rsid="000af4da"/>
    </style:style>
    <style:style style:name="T1" style:family="text">
      <style:text-properties officeooo:rsid="000b6deb"/>
    </style:style>
    <style:style style:name="T2" style:family="text">
      <style:text-properties officeooo:rsid="000af4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"We are a family of aspiring roboticists from sunny Sevilla in Spain: mum, dad and 3 boys aged 6, 9 and 12. We have built a differential-drive robot with different accessories such as a gripper for Eco-Disaster, a Nerf turret for Zombie Apocalypse or a line sensor for Lava Palava"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9T01:54:48.118235989</meta:creation-date>
    <dc:date>2024-01-29T02:19:37.335322176</dc:date>
    <meta:editing-duration>PT10M3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50" meta:character-count="283" meta:non-whitespace-character-count="233"/>
  </office:meta>
</office:document-meta>
</file>